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rsid="00199513" officeooo:paragraph-rsid="00199513"/>
    </style:style>
    <style:style style:name="P2" style:family="paragraph" style:parent-style-name="Standard">
      <style:paragraph-properties fo:text-align="justify" style:justify-single-word="false"/>
      <style:text-properties fo:language="pt" fo:country="BR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paragraph-rsid="00199513"/>
    </style:style>
    <style:style style:name="P4" style:family="paragraph" style:parent-style-name="Standard" style:master-page-name="Standard">
      <style:paragraph-properties fo:text-align="justify" style:justify-single-word="false" style:page-number="auto"/>
      <style:text-properties style:font-name="Arial" fo:language="pt" fo:country="BR" fo:font-weight="bold" officeooo:paragraph-rsid="00199513" style:font-weight-asian="bold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Arial" fo:language="pt" fo:country="BR" style:font-name-complex="Arial1"/>
    </style:style>
    <style:style style:name="P6" style:family="paragraph" style:parent-style-name="Standard">
      <style:paragraph-properties fo:text-align="justify" style:justify-single-word="false"/>
      <style:text-properties style:font-name="Arial" fo:language="pt" fo:country="BR" officeooo:rsid="00199513" officeooo:paragraph-rsid="00199513" style:font-name-complex="Arial1"/>
    </style:style>
    <style:style style:name="P7" style:family="paragraph" style:parent-style-name="Standard">
      <style:paragraph-properties fo:text-align="justify" style:justify-single-word="false"/>
      <style:text-properties style:font-name="Arial" fo:language="pt" fo:country="BR" officeooo:rsid="00199513" officeooo:paragraph-rsid="001a04cc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Arial" fo:language="pt" fo:country="BR" officeooo:rsid="001a04cc" officeooo:paragraph-rsid="001a04cc" style:font-name-complex="Arial1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normal" style:font-weight-asian="normal" style:font-name-complex="Arial1" style:font-weight-complex="normal"/>
    </style:style>
    <style:style style:name="T3" style:family="text">
      <style:text-properties style:font-name="Arial" fo:font-weight="normal" officeooo:rsid="00199513" style:font-weight-asian="normal" style:font-name-complex="Arial1" style:font-weight-complex="normal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199513" style:font-name-complex="Arial1"/>
    </style:style>
    <style:style style:name="T6" style:family="text">
      <style:text-properties officeooo:rsid="001995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UNIFACISA</text:span></text:p>
      <text:p text:style-name="P3"><text:span text:style-name="T1">Disciplina: </text:span><text:span text:style-name="T4">Paradigmas de Linguagem de Programação</text:span></text:p>
      <text:p text:style-name="P1"><text:span text:style-name="T1">Professor: </text:span><text:span text:style-name="T2">Daniel Abella</text:span></text:p>
      <text:p text:style-name="P2"><text:span text:style-name="T1">Aluno: </text:span><text:span text:style-name="T3">Victor Pontes Nóbrega</text:span><text:span text:style-name="T4"> <text:tab/><text:tab/><text:tab/></text:span><text:span text:style-name="T1">Matrícula: </text:span><text:span text:style-name="T4">1</text:span><text:span text:style-name="T5">4</text:span><text:span text:style-name="T4">2308000</text:span><text:span text:style-name="T5">3</text:span></text:p>
      <text:p text:style-name="P5"/>
      <text:p text:style-name="P5"/>
      <text:p text:style-name="P5"/>
      <text:p text:style-name="P6">Atividade 1 – Problema do diamante</text:p>
      <text:p text:style-name="P6"/>
      <text:p text:style-name="P6"/>
      <text:p text:style-name="P7"><text:tab/>O problema do diamante, também conhecido como problema da Herança Múltipla, ocorre quando você herda mais de uma classe, ou seja, sua classe filha tem mais de um pai. O que gera esse problema é a possibilidade das classes pais terem métodos ou atributos com o mesmo nome, gerando conflito na hora de saber de qual das classes o método está sendo chamado. </text:p>
      <text:p text:style-name="P8"><text:tab/>Mas como podemos resolver esse problema se por algum motivo necessitarmos? Em linguagens que permitem esse tipo de prática, por exemplo C e C++, a classe herdada primeiro tem preferência sobre as demais, e é seu comportamento que prevalece, já no caso de não permitir a prática, linguagens como Java e C#, pode ser utilizado o conceito de interface para essa solu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24:00.677000000</meta:creation-date>
    <dc:date>2017-04-03T15:22:52.065000000</dc:date>
    <meta:editing-duration>PT6M27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7" meta:word-count="146" meta:character-count="894" meta:non-whitespace-character-count="748"/>
  </office:meta>
</office:document-meta>
</file>